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5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6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7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8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9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0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4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18" style:family="paragraph" style:parent-style-name="Quotations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9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0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1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2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3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4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5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0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1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2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3" style:family="paragraph" style:parent-style-name="Text_20_body" style:list-style-name="L2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4" style:family="paragraph" style:parent-style-name="Text_20_body" style:list-style-name="L2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5" style:family="paragraph" style:parent-style-name="Text_20_body" style:list-style-name="L3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6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7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8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9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0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1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2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3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4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5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6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7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8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9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6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62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63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64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6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7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8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9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0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1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2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3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4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5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6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444746" loext:opacity="100%" style:font-name="Google Sans Text" loext:padding="0cm" loext:border="none"/>
    </style:style>
    <style:style style:name="T1" style:family="text">
      <style:text-properties fo:font-weight="bold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color="#1f1f1f" loext:opacity="100%" style:font-name="Google Sans Text"/>
    </style:style>
    <style:style style:name="T4" style:family="text">
      <style:text-properties fo:color="#1f1f1f" loext:opacity="100%" style:font-name="Google Sans Text" loext:padding="0cm" loext:border="none"/>
    </style:style>
    <style:style style:name="T5" style:family="text">
      <style:text-properties fo:color="#1f1f1f" loext:opacity="100%" style:font-name="Google Sans Text" fo:font-weight="bold" loext:padding="0cm" loext:border="none"/>
    </style:style>
    <style:style style:name="T6" style:family="text">
      <style:text-properties fo:color="#1f1f1f" loext:opacity="100%" style:font-name="Google Sans Text" fo:font-style="italic" loext:padding="0cm" loext:border="none"/>
    </style:style>
    <style:style style:name="T7" style:family="text">
      <style:text-properties fo:color="#444746" loext:opacity="100%" style:font-name="Google Sans Text" loext:padding="0cm" loext:border="none"/>
    </style:style>
    <style:style style:name="T8" style:family="text">
      <style:text-properties fo:font-style="italic" loext:padding="0cm" loext:border="none"/>
    </style:style>
    <style:style style:name="T9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10" style:family="text">
      <style:text-properties fo:font-variant="normal" fo:text-transform="none" fo:color="#444746" loext:opacity="100%" style:font-name="Google Sans Text" fo:font-size="10.5pt" fo:font-style="normal" fo:font-weight="normal" loext:padding="0cm" loext:border="none"/>
    </style:style>
    <style:style style:name="T11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Faz sentido! O <text:span text:style-name="T1">74LS148</text:span> é um codificador de prioridade "burro": enquanto o pino de entrada estiver em nível baixo, ele vai sustentar o código de interrupção nas saídas e manter o sinal para a CPU. Ele não tem memória (latch) e não sabe que a CPU já atendeu o chamado.</text:p>
      <text:section text:style-name="Sect1" text:name="model-response-message-contentr_509f5d63086b1bf6">
        <text:p text:style-name="P65"><text:span text:style-name="T3">Se você ligar um sinal de clock direto no '148, assim que o clock subir (ou descer), a interrupção desaparece, mas isso é perigoso: se o sinal for curto demais, a CPU pode não ver; se for longo demais, a CPU termina o </text:span><text:span text:style-name="Source_20_Text"><text:span text:style-name="T7">RTE</text:span></text:span><text:span text:style-name="T3"> e interrompe de novo imediatamente (interrupção fantasma).</text:span></text:p>
        <text:p text:style-name="P26">Para usar o <text:span text:style-name="T1">74LS148</text:span> com sucesso, você precisa de um <text:span text:style-name="T1">Flip-Flop (como o 74HC74)</text:span> entre a fonte do tick e o codificador.</text:p>
        <text:h text:style-name="P1" text:outline-level="3">O Fluxo de "Limpeza" (Acknowledge)</text:h>
        <text:p text:style-name="P19">A lógica profissional para o Orion68K seria esta:</text:p>
        <text:list text:style-name="L1">
          <text:list-item>
            <text:p text:style-name="P40"><text:span text:style-name="T1">O Evento:</text:span> O seu timer (ou o '393) envia um pulso para o pino de <text:span text:style-name="T8">Clock</text:span> de um Flip-Flop tipo D.</text:p>
          </text:list-item>
          <text:list-item>
            <text:p text:style-name="P40"><text:span text:style-name="T1">O Latch:</text:span> O Flip-Flop joga a saída <text:span text:style-name="T2">$Q$</text:span> para nível baixo (conectada a uma entrada do '148). Agora a interrupção está "travada".</text:p>
          </text:list-item>
          <text:list-item>
            <text:p text:style-name="P67"><text:span text:style-name="T5">O Reconhecimento:</text:span><text:span text:style-name="T3"> O 68000 entra no ciclo de </text:span><text:span text:style-name="T5">IACK</text:span><text:span text:style-name="T3"> (Interruption Acknowledge). Ele sinaliza isso colocando as linhas de função </text:span><text:span text:style-name="T5">FC0-FC2</text:span><text:span text:style-name="T3"> em </text:span><text:span text:style-name="Source_20_Text"><text:span text:style-name="T7">111</text:span></text:span><text:span text:style-name="T3"> e o endereço </text:span><text:span text:style-name="T5">A1-A3</text:span><text:span text:style-name="T3"> com o nível da interrupção.</text:span></text:p>
          </text:list-item>
          <text:list-item>
            <text:p text:style-name="P40"><text:span text:style-name="T1">A Limpeza:</text:span> Você usa sua <text:span text:style-name="T1">GAL</text:span> para decodificar esse estado específico (<text:span text:style-name="T2">$FC=7$</text:span>) e gerar um sinal de <text:span text:style-name="T8">Reset</text:span> (ou <text:span text:style-name="T8">Preset</text:span>) para o Flip-Flop.</text:p>
          </text:list-item>
        </text:list>
        <text:p text:style-name="P19">Assim que a GAL reseta o Flip-Flop, a entrada do '148 volta para nível alto e a interrupção é "limpa" automaticamente, sem que você precise escrever uma linha de código para isso na ISR.</text:p>
        <text:p text:style-name="Horizontal_20_Line"/>
        <text:h text:style-name="P1" text:outline-level="3">Como fazer sem o Flip-Flop (via vBug1)</text:h>
        <text:p text:style-name="P26">Se você não quiser adicionar mais um chip de lógica (o 7474), pode fazer a limpeza via <text:span text:style-name="T1">Software</text:span>:</text:p>
        <text:list text:style-name="L2">
          <text:list-item>
            <text:p text:style-name="P43">O sinal do timer seta um Latch (pode ser um bit dentro da GAL).</text:p>
          </text:list-item>
          <text:list-item>
            <text:p text:style-name="P68"><text:span text:style-name="T3">Na sua rotina de interrupção no </text:span><text:span text:style-name="T5">vBug1</text:span><text:span text:style-name="T3">, a primeira coisa que você faz é um </text:span><text:span text:style-name="Source_20_Text"><text:span text:style-name="T7">MOVE.B</text:span></text:span><text:span text:style-name="T3"> para um endereço "mágico" (ex: </text:span><text:span text:style-name="Source_20_Text"><text:span text:style-name="T7">$FFFFF0</text:span></text:span><text:span text:style-name="T3">).</text:span></text:p>
          </text:list-item>
          <text:list-item>
            <text:p text:style-name="P43">A GAL detecta esse acesso ao endereço e reseta a interrupção.</text:p>
          </text:list-item>
        </text:list>
        <text:h text:style-name="P1" text:outline-level="3">Por que o ATmega8 era atraente?</text:h>
        <text:p text:style-name="P26"><text:soft-page-break/>No ATmega, você provavelmente fazia isso via código, o que é flexível, mas introduz um <text:span text:style-name="T8">delay</text:span> de processamento (latência) entre o pedido e a entrega da interrupção para o 68k.</text:p>
        <text:p text:style-name="P60">Minha recomendação:</text:p>
        <text:p text:style-name="P26">Se você quer manter o Orion68K "puro sangue" com lógica discreta, use a <text:span text:style-name="T1">GAL</text:span> para monitorar os pinos <text:span text:style-name="T1">FC0-FC2</text:span>. É para isso que eles servem! Quando o 68000 "concorda" em atender a interrupção, ele avisa o hardware externo via FC, e a GAL dá o "tiro de misericórdia" no sinal de IRQ.</text:p>
        <text:p text:style-name="P26">Você já tem os pinos de <text:span text:style-name="T1">Function Code (FC0-FC2)</text:span> do 68k puxados para a sua GAL de decodificação?</text:p>
      </text:section>
      <text:p text:style-name="Standard"/>
      <text:p text:style-name="Standard"/>
      <text:p text:style-name="Standard"/>
      <text:p text:style-name="P26">Excelente! Ter um <text:span text:style-name="T1">74HC74</text:span> sobrando é a peça que faltava no quebra-cabeça. Com ele, você cria um sistema de interrupção profissional, idêntico ao que grandes máquinas da época (como o Macintosh ou o Amiga) usavam para sincronizar o hardware com a CPU.</text:p>
      <text:section text:style-name="Sect1" text:name="model-response-message-contentr_4638ffcaa92f3145">
        <text:p text:style-name="P19">Aqui está o "mapa da mina" para ligar esses componentes:</text:p>
        <text:h text:style-name="P1" text:outline-level="3">O Esquema de Ligação</text:h>
        <text:list text:style-name="L3">
          <text:list-item>
            <text:p text:style-name="P62">O Gatilho (Clock do 7474):</text:p>
            <text:list>
              <text:list-item>
                <text:p text:style-name="P46">Ligue a saída do seu <text:span text:style-name="T1">timer</text:span> (ou o sinal vindo do '393) no pino de <text:span text:style-name="T1">Clock</text:span> do Flip-Flop.</text:p>
              </text:list-item>
              <text:list-item>
                <text:p text:style-name="P46">Mantenha a entrada <text:span text:style-name="T1">D</text:span> aterrada (GND) e o pino <text:span text:style-name="T1">Set (PRE)</text:span> em VCC (<text:span text:style-name="T2">$5\text{V}$</text:span>).</text:p>
              </text:list-item>
            </text:list>
          </text:list-item>
          <text:list-item>
            <text:p text:style-name="P62">O Sinal de IRQ (Saída Q do 7474):</text:p>
            <text:list>
              <text:list-item>
                <text:p text:style-name="P46">Ligue a saída <text:span text:style-name="T1">Q</text:span> (ou /Q, dependendo da lógica) em uma das entradas do <text:span text:style-name="T1">74LS148</text:span>.</text:p>
              </text:list-item>
              <text:list-item>
                <text:p text:style-name="P45">Quando o timer pulsar, o Flip-Flop "trava" o sinal de interrupção em nível baixo, avisando ao 68k que algo aconteceu.</text:p>
              </text:list-item>
            </text:list>
          </text:list-item>
          <text:list-item>
            <text:p text:style-name="P62">A Limpeza (Reset do 7474):</text:p>
            <text:list>
              <text:list-item>
                <text:p text:style-name="P46">Ligue o pino <text:span text:style-name="T1">Reset (CLR)</text:span> do 7474 a uma saída da sua <text:span text:style-name="T1">GAL</text:span>.</text:p>
              </text:list-item>
            </text:list>
          </text:list-item>
        </text:list>
        <text:p text:style-name="Horizontal_20_Line"/>
        <text:h text:style-name="P1" text:outline-level="3">A Lógica na GAL (O segredo do IACK)</text:h>
        <text:p text:style-name="P26">Para que a interrupção seja limpa automaticamente, a GAL precisa detectar o ciclo de <text:span text:style-name="T1">Interrupt Acknowledge (IACK)</text:span>. O 68000 sinaliza isso da seguinte forma:</text:p>
        <text:list text:style-name="L4">
          <text:list-item>
            <text:p text:style-name="P50"><text:soft-page-break/><text:span text:style-name="T1">FC0, FC1, FC2</text:span> todos em nível ALTO (<text:span text:style-name="T2">$111$</text:span>).</text:p>
          </text:list-item>
          <text:list-item>
            <text:p text:style-name="P50"><text:span text:style-name="T1">AS</text:span> (Address Strobe) em nível BAIXO.</text:p>
          </text:list-item>
          <text:list-item>
            <text:p text:style-name="P50"><text:span text:style-name="T1">A1, A2, A3</text:span> indicam qual nível de interrupção está sendo atendido.</text:p>
          </text:list-item>
        </text:list>
        <text:p text:style-name="P60">Exemplo de equação na GAL (CUPL/ABEL):</text:p>
        <text:p text:style-name="P76">C</text:p>
        <text:p text:style-name="P14"><text:span text:style-name="Source_20_Text"><text:span text:style-name="T9">/* Se você estiver usando Interrupção Nível 1 */</text:span></text:span></text:p>
        <text:p text:style-name="P17"><text:span text:style-name="Source_20_Text"><text:span text:style-name="T10">RESET_IRQ = FC0 &amp; FC1 &amp; FC2 &amp; !A3 &amp; !A2 &amp; A1 &amp; !AS;</text:span></text:span></text:p>
        <text:p text:style-name="P18"><text:span text:style-name="T5">Nota Técnica:</text:span><text:span text:style-name="T3"> Se você não quiser decodificar o nível específico (A1-A3), pode simplificar e resetar o Flip-Flop sempre que </text:span><text:span text:style-name="Source_20_Text"><text:span text:style-name="T7">FC == 7</text:span></text:span><text:span text:style-name="T3"> e </text:span><text:span text:style-name="Source_20_Text"><text:span text:style-name="T7">AS</text:span></text:span><text:span text:style-name="T3"> estiver ativo. Como você só tem um timer, isso funciona perfeitamente e economiza pinos na GAL.</text:span></text:p>
        <text:p text:style-name="Horizontal_20_Line"/>
        <text:h text:style-name="P1" text:outline-level="3">Por que essa solução é superior?</text:h>
        <text:list text:style-name="L5">
          <text:list-item>
            <text:p text:style-name="P53"><text:span text:style-name="T1">Sem "Double Trigger":</text:span> Mesmo que o timer seja rápido, a interrupção só será rearmada depois que a CPU terminar o ciclo atual e o Flip-Flop for resetado pela GAL.</text:p>
          </text:list-item>
          <text:list-item>
            <text:p text:style-name="P53"><text:span text:style-name="T1">Latência Zero:</text:span> O 74LS148 recebe um sinal limpo e constante, permitindo que o 68k decida o momento exato de interromper baseado no seu registro de status (<text:span text:style-name="T2">$SR$</text:span>).</text:p>
          </text:list-item>
          <text:list-item>
            <text:p text:style-name="P53"><text:span text:style-name="T1">Hardware Síncrono:</text:span> Você está usando os pinos de <text:span text:style-name="T1">Function Code</text:span> para o que eles foram projetados: indicar ao hardware externo o que a CPU está fazendo internamente.</text:p>
          </text:list-item>
        </text:list>
        <text:p text:style-name="P19">Isso elimina completamente a necessidade de um microcontrolador externo (Atmega) para gerenciar o "aperto de mão" entre o clock e o processador.</text:p>
        <text:p text:style-name="P26">Você já tem os pinos <text:span text:style-name="T1">A1, A2 e A3</text:span> chegando na sua GAL de decodificação para fazer essa distinção de nível de interrupção?</text:p>
      </text:section>
      <text:p text:style-name="Standard"/>
      <text:p text:style-name="Standard"/>
      <text:p text:style-name="Standard"/>
      <text:p text:style-name="Standard"/>
      <text:p text:style-name="P26">Essa é uma excelente pergunta de arquitetura de sistemas. Em projetos mais simples, você até pode ignorar a decodificação do nível (A1-A3), mas em um sistema modular e expansível como o <text:span text:style-name="T1">Orion68K</text:span>, decodificar o nível específico traz três vantagens cruciais:</text:p>
      <text:section text:style-name="Sect1" text:name="model-response-message-contentr_13763fa0e3d41a02">
        <text:h text:style-name="P1" text:outline-level="3">1. Evitar o "Reset Acidental" de outras interrupções</text:h>
        <text:p text:style-name="P19">Se você tiver mais de um periférico que gera interrupção (por exemplo, o timer no Nível 1 e o teclado ou CompactFlash no Nível 2), o 68000 precisa saber qual <text:soft-page-break/>deles está atendendo.</text:p>
        <text:list text:style-name="L6">
          <text:list-item>
            <text:p text:style-name="P69"><text:span text:style-name="T5">Sem decodificação:</text:span><text:span text:style-name="T3"> Se você resetar o Flip-Flop apenas com </text:span><text:span text:style-name="Source_20_Text"><text:span text:style-name="T7">FC=7</text:span></text:span><text:span text:style-name="T3">, toda vez que </text:span><text:span text:style-name="T6">qualquer</text:span><text:span text:style-name="T3"> interrupção ocorrer, a GAL vai mandar um sinal de reset para </text:span><text:span text:style-name="T6">todos</text:span><text:span text:style-name="T3"> os Flip-Flops de interrupção da placa. Se a CPU estava atendendo o Nível 2, ela acabaria "matando" a interrupção do Nível 1 antes mesmo de ela ser processada.</text:span></text:p>
          </text:list-item>
          <text:list-item>
            <text:p text:style-name="P56"><text:span text:style-name="T1">Com decodificação:</text:span> A GAL só manda o reset para o Flip-Flop do timer se os pinos A1-A3 indicarem "001" (Nível 1).</text:p>
          </text:list-item>
        </text:list>
        <text:h text:style-name="P1" text:outline-level="3">2. Diferenciar Interrupções Autovetoriais de Vetoriais</text:h>
        <text:p text:style-name="P19">O 68000 suporta dois modos de interrupção:</text:p>
        <text:list text:style-name="L7">
          <text:list-item>
            <text:p text:style-name="P57"><text:span text:style-name="T1">Autovector:</text:span> Onde o hardware apenas pede a interrupção e a CPU decide para onde pular.</text:p>
          </text:list-item>
          <text:list-item>
            <text:p text:style-name="P57"><text:span text:style-name="T1">User Vector:</text:span> Onde o periférico coloca no barramento de dados o endereço (vetor) da rotina.</text:p>
            <text:p text:style-name="P70"><text:span text:style-name="T3">Ao decodificar os pinos de endereço durante o ciclo </text:span><text:span text:style-name="Source_20_Text"><text:span text:style-name="T7">FC=7</text:span></text:span><text:span text:style-name="T3">, sua GAL consegue gerenciar exatamente quando ativar o sinal de </text:span><text:span text:style-name="T5">VPA</text:span><text:span text:style-name="T3"> (Valid Peripheral Address) para interrupções autovetoriais ou quando deixar o periférico colocar um vetor no barramento.</text:span></text:p>
          </text:list-item>
        </text:list>
        <text:h text:style-name="P1" text:outline-level="3">3. Ordem no Barramento (Daisy Chaining)</text:h>
        <text:p text:style-name="P26">Se no futuro você adicionar uma placa de rede ou uma interface serial no seu backplane DIN 41612, você precisará que cada placa responda apenas ao seu próprio ciclo de <text:span text:style-name="T1">IACK</text:span>.</text:p>
        <text:p text:style-name="P26">Ao usar os pinos <text:span text:style-name="T1">A1, A2 e A3</text:span>, você garante que o "aperto de mão" (handshake) entre a CPU e o hardware seja exclusivo. É o que chamamos de seletividade de barramento.</text:p>
        <text:p text:style-name="Horizontal_20_Line"/>
        <text:h text:style-name="P1" text:outline-level="3">Como a GAL "enxerga" isso</text:h>
        <text:p text:style-name="P26">Na lógica da GAL, a diferença é apenas uma linha de código a mais. Imagine que seu timer está no <text:span text:style-name="T1">Nível 2</text:span>:</text:p>
        <text:list text:style-name="L8">
          <text:list-item>
            <text:p text:style-name="P71"><text:span text:style-name="T5">Lógica Genérica (Perigosa):</text:span><text:span text:style-name="T3"> </text:span><text:span text:style-name="Source_20_Text"><text:span text:style-name="T7">RESET = FC0 &amp; FC1 &amp; FC2 &amp; !AS;</text:span></text:span><text:span text:style-name="T3"> (Reseta qualquer coisa se houver interrupção).</text:span></text:p>
          </text:list-item>
          <text:list-item>
            <text:p text:style-name="P71"><text:span text:style-name="T5">Lógica Específica (Segura):</text:span><text:span text:style-name="T3"> </text:span><text:span text:style-name="Source_20_Text"><text:span text:style-name="T7">RESET = FC0 &amp; FC1 &amp; FC2 &amp; !A3 &amp; A2 &amp; !A1 &amp; !AS;</text:span></text:span><text:span text:style-name="T3"> (Só reseta se a CPU confirmar que está atendendo especificamente o </text:span><text:span text:style-name="T5">Nível 2</text:span><text:span text:style-name="T3">).</text:span></text:p>
          </text:list-item>
        </text:list>
        <text:h text:style-name="P1" text:outline-level="3">Minha Recomendação para o Orion68K</text:h>
        <text:p text:style-name="P26"><text:soft-page-break/>Como você está montando um sistema modular com backplane, <text:span text:style-name="T1">vale a pena decodificar</text:span>.</text:p>
        <text:p text:style-name="P26">Isso dá ao seu <text:span text:style-name="T1">vBug1</text:span> uma estabilidade muito maior. Se você tiver um ruído ou uma interrupção espúria em outro nível, o seu timer de sistema não será resetado por erro. Como você já vai ter que levar os sinais de <text:span text:style-name="T1">FC</text:span> para a GAL de qualquer forma, puxar as três linhas de endereço (A1-A3) é um esforço pequeno para um ganho imenso em robustez.</text:p>
        <text:p text:style-name="P19">Você já reservou esses pinos de endereço na sua GAL principal ou ela já está muito cheia?</text:p>
      </text:section>
      <text:p text:style-name="Standard"/>
      <text:p text:style-name="Standard"/>
      <text:p text:style-name="Standard"/>
      <text:p text:style-name="P26">Com certeza. Vou estruturar o código para a <text:span text:style-name="T1">GAL22V10</text:span>, que é mais robusta para lidar com registradores. Como você vai usar o clock de <text:span text:style-name="T2">$16\text{ MHz}$</text:span> para sincronizar tudo, o "Flip-Flop" interno será muito estável.</text:p>
      <text:section text:style-name="Sect1" text:name="model-response-message-contentr_9affce01c7f93e60">
        <text:p text:style-name="P65"><text:span text:style-name="T3">Note que declarei os pinos de saída </text:span><text:span text:style-name="T5">sem a exclamação</text:span><text:span text:style-name="T3"> no cabeçalho. Assim, </text:span><text:span text:style-name="Source_20_Text"><text:span text:style-name="T7">1</text:span></text:span><text:span text:style-name="T3"> no código significa </text:span><text:span text:style-name="T5">5V</text:span><text:span text:style-name="T3"> e </text:span><text:span text:style-name="Source_20_Text"><text:span text:style-name="T7">0</text:span></text:span><text:span text:style-name="T3"> significa </text:span><text:span text:style-name="T5">0V</text:span><text:span text:style-name="T3">. Isso facilita muito a vida na hora de medir com o multímetro.</text:span></text:p>
        <text:p text:style-name="Horizontal_20_Line"/>
        <text:h text:style-name="P1" text:outline-level="3">Código CUPL para o Orion68K (Interrupt Controller)</text:h>
        <text:p text:style-name="P76">C</text:p>
        <text:p text:style-name="P14"><text:span text:style-name="Source_20_Text"><text:span text:style-name="T10">Name <text:s text:c="4"/>Orion68K_IRQ;</text:span></text:span></text:p>
        <text:p text:style-name="P16"><text:span text:style-name="Source_20_Text"><text:span text:style-name="T10">PartNo <text:s text:c="2"/></text:span></text:span><text:span text:style-name="Source_20_Text"><text:span text:style-name="T11">001</text:span></text:span><text:span text:style-name="Source_20_Text"><text:span text:style-name="T10">;</text:span></text:span></text:p>
        <text:p text:style-name="P16"><text:span text:style-name="Source_20_Text"><text:span text:style-name="T10">Date <text:s text:c="4"/></text:span></text:span><text:span text:style-name="Source_20_Text"><text:span text:style-name="T11">19</text:span></text:span><text:span text:style-name="Source_20_Text"><text:span text:style-name="T10">/</text:span></text:span><text:span text:style-name="Source_20_Text"><text:span text:style-name="T11">04</text:span></text:span><text:span text:style-name="Source_20_Text"><text:span text:style-name="T10">/</text:span></text:span><text:span text:style-name="Source_20_Text"><text:span text:style-name="T11">2026</text:span></text:span><text:span text:style-name="Source_20_Text"><text:span text:style-name="T10">;</text:span></text:span></text:p>
        <text:p text:style-name="P16"><text:span text:style-name="Source_20_Text"><text:span text:style-name="T10">Revision </text:span></text:span><text:span text:style-name="Source_20_Text"><text:span text:style-name="T11">01</text:span></text:span><text:span text:style-name="Source_20_Text"><text:span text:style-name="T10">;</text:span></text:span></text:p>
        <text:p text:style-name="P17"><text:span text:style-name="Source_20_Text"><text:span text:style-name="T10">Designer pdsilva;</text:span></text:span></text:p>
        <text:p text:style-name="P17"><text:span text:style-name="Source_20_Text"><text:span text:style-name="T10">Company <text:s/>Homebrew;</text:span></text:span></text:p>
        <text:p text:style-name="P17"><text:span text:style-name="Source_20_Text"><text:span text:style-name="T10">Assembly None;</text:span></text:span></text:p>
        <text:p text:style-name="P17"><text:span text:style-name="Source_20_Text"><text:span text:style-name="T10">Location None;</text:span></text:span></text:p>
        <text:p text:style-name="P16"><text:span text:style-name="Source_20_Text"><text:span text:style-name="T10">Device <text:s text:c="2"/>P22V10; </text:span></text:span><text:span text:style-name="Source_20_Text"><text:span text:style-name="T9">/* Compatível com PALCE22V10H */</text:span></text:span></text:p>
        <text:p text:style-name="P17"/>
        <text:p text:style-name="P16"><text:span text:style-name="Source_20_Text"><text:span text:style-name="T9">/* *************** INPUT PINS *********************/</text:span></text:span></text:p>
        <text:p text:style-name="P16"><text:span text:style-name="Source_20_Text"><text:span text:style-name="T10">PIN </text:span></text:span><text:span text:style-name="Source_20_Text"><text:span text:style-name="T11">1</text:span></text:span><text:span text:style-name="Source_20_Text"><text:span text:style-name="T10"> <text:s/>= CLK; <text:s text:c="6"/></text:span></text:span><text:span text:style-name="Source_20_Text"><text:span text:style-name="T9">/* Clock do sistema 16MHz para sincronizar o Flip-Flop */</text:span></text:span></text:p>
        <text:p text:style-name="P16"><text:span text:style-name="Source_20_Text"><text:span text:style-name="T10">PIN </text:span></text:span><text:span text:style-name="Source_20_Text"><text:span text:style-name="T11">2</text:span></text:span><text:span text:style-name="Source_20_Text"><text:span text:style-name="T10"> <text:s/>= TICK_IN; <text:s text:c="2"/></text:span></text:span><text:span text:style-name="Source_20_Text"><text:span text:style-name="T9">/* Sinal vindo do 74HC393 (Borda de subida gera IRQ) <text:s text:c="2"/>*/</text:span></text:span></text:p>
        <text:p text:style-name="P16"><text:span text:style-name="Source_20_Text"><text:span text:style-name="T10">PIN </text:span></text:span><text:span text:style-name="Source_20_Text"><text:span text:style-name="T11">3</text:span></text:span><text:span text:style-name="Source_20_Text"><text:span text:style-name="T10"> <text:s/>= FC0; <text:s text:c="6"/></text:span></text:span><text:span text:style-name="Source_20_Text"><text:span text:style-name="T9">/* Function Codes para detectar IACK <text:s text:c="18"/>*/</text:span></text:span></text:p>
        <text:p text:style-name="P16"><text:span text:style-name="Source_20_Text"><text:span text:style-name="T10">PIN </text:span></text:span><text:span text:style-name="Source_20_Text"><text:span text:style-name="T11">4</text:span></text:span><text:span text:style-name="Source_20_Text"><text:span text:style-name="T10"> <text:s/>= FC1;</text:span></text:span></text:p>
        <text:p text:style-name="P16"><text:span text:style-name="Source_20_Text"><text:span text:style-name="T10">PIN </text:span></text:span><text:span text:style-name="Source_20_Text"><text:span text:style-name="T11">5</text:span></text:span><text:span text:style-name="Source_20_Text"><text:span text:style-name="T10"> <text:s/>= FC2;</text:span></text:span></text:p>
        <text:p text:style-name="P16"><text:span text:style-name="Source_20_Text"><text:span text:style-name="T10">PIN </text:span></text:span><text:span text:style-name="Source_20_Text"><text:span text:style-name="T11">6</text:span></text:span><text:span text:style-name="Source_20_Text"><text:span text:style-name="T10"> <text:s/>= AS; <text:s text:c="7"/></text:span></text:span><text:span text:style-name="Source_20_Text"><text:span text:style-name="T9">/* Address Strobe <text:s text:c="37"/>*/</text:span></text:span></text:p>
        <text:p text:style-name="P16"><text:span text:style-name="Source_20_Text"><text:span text:style-name="T10">PIN </text:span></text:span><text:span text:style-name="Source_20_Text"><text:span text:style-name="T11">7</text:span></text:span><text:span text:style-name="Source_20_Text"><text:span text:style-name="T10"> <text:s/>= A1; <text:s text:c="7"/></text:span></text:span><text:span text:style-name="Source_20_Text"><text:span text:style-name="T9">/* Endereços para identificar o Nível da IRQ <text:s text:c="10"/>*/</text:span></text:span></text:p>
        <text:p text:style-name="P16"><text:soft-page-break/><text:span text:style-name="Source_20_Text"><text:span text:style-name="T10">PIN </text:span></text:span><text:span text:style-name="Source_20_Text"><text:span text:style-name="T11">8</text:span></text:span><text:span text:style-name="Source_20_Text"><text:span text:style-name="T10"> <text:s/>= A2;</text:span></text:span></text:p>
        <text:p text:style-name="P16"><text:span text:style-name="Source_20_Text"><text:span text:style-name="T10">PIN </text:span></text:span><text:span text:style-name="Source_20_Text"><text:span text:style-name="T11">9</text:span></text:span><text:span text:style-name="Source_20_Text"><text:span text:style-name="T10"> <text:s/>= A3;</text:span></text:span></text:p>
        <text:p text:style-name="P17"/>
        <text:p text:style-name="P16"><text:span text:style-name="Source_20_Text"><text:span text:style-name="T9">/* *************** OUTPUT PINS *********************/</text:span></text:span></text:p>
        <text:p text:style-name="P16"><text:span text:style-name="Source_20_Text"><text:span text:style-name="T10">PIN </text:span></text:span><text:span text:style-name="Source_20_Text"><text:span text:style-name="T11">23</text:span></text:span><text:span text:style-name="Source_20_Text"><text:span text:style-name="T10"> = IPL0; <text:s text:c="5"/></text:span></text:span><text:span text:style-name="Source_20_Text"><text:span text:style-name="T9">/* Para o 68000 (Nível 0 de interrupção) <text:s text:c="14"/>*/</text:span></text:span></text:p>
        <text:p text:style-name="P16"><text:span text:style-name="Source_20_Text"><text:span text:style-name="T10">PIN </text:span></text:span><text:span text:style-name="Source_20_Text"><text:span text:style-name="T11">22</text:span></text:span><text:span text:style-name="Source_20_Text"><text:span text:style-name="T10"> = IPL1; <text:s text:c="5"/></text:span></text:span><text:span text:style-name="Source_20_Text"><text:span text:style-name="T9">/* Para o 68000 (Nível 1 de interrupção) <text:s text:c="14"/>*/</text:span></text:span></text:p>
        <text:p text:style-name="P16"><text:span text:style-name="Source_20_Text"><text:span text:style-name="T10">PIN </text:span></text:span><text:span text:style-name="Source_20_Text"><text:span text:style-name="T11">21</text:span></text:span><text:span text:style-name="Source_20_Text"><text:span text:style-name="T10"> = IPL2; <text:s text:c="5"/></text:span></text:span><text:span text:style-name="Source_20_Text"><text:span text:style-name="T9">/* Para o 68000 (Nível 2 de interrupção) <text:s text:c="14"/>*/</text:span></text:span></text:p>
        <text:p text:style-name="P16"><text:span text:style-name="Source_20_Text"><text:span text:style-name="T10">PIN </text:span></text:span><text:span text:style-name="Source_20_Text"><text:span text:style-name="T11">14</text:span></text:span><text:span text:style-name="Source_20_Text"><text:span text:style-name="T10"> = IRQ1_S; <text:s text:c="3"/></text:span></text:span><text:span text:style-name="Source_20_Text"><text:span text:style-name="T9">/* Estado interno do Latch (Pino opcional para debug) <text:s/>*/</text:span></text:span></text:p>
        <text:p text:style-name="P17"/>
        <text:p text:style-name="P16"><text:span text:style-name="Source_20_Text"><text:span text:style-name="T9">/* *************** LOGIC ***************************/</text:span></text:span></text:p>
        <text:p text:style-name="P17"/>
        <text:p text:style-name="P16"><text:span text:style-name="Source_20_Text"><text:span text:style-name="T9">/* 1. Detecção do Ciclo de Interrupt Acknowledge (IACK) Nível 1 */</text:span></text:span></text:p>
        <text:p text:style-name="P16"><text:span text:style-name="Source_20_Text"><text:span text:style-name="T9">/* O 68000 coloca FC=7 e o nível da interrupção em A1-A3 <text:s text:c="6"/>*/</text:span></text:span></text:p>
        <text:p text:style-name="P17"><text:span text:style-name="Source_20_Text"><text:span text:style-name="T10">IACK1 = FC2 &amp; FC1 &amp; FC0 &amp; !A3 &amp; !A2 &amp; A1 &amp; !AS;</text:span></text:span></text:p>
        <text:p text:style-name="P17"/>
        <text:p text:style-name="P16"><text:span text:style-name="Source_20_Text"><text:span text:style-name="T9">/* 2. Lógica do Flip-Flop Interno (Registrado) */</text:span></text:span></text:p>
        <text:p text:style-name="P16"><text:span text:style-name="Source_20_Text"><text:span text:style-name="T9">/* Se houver um pulso em TICK_IN, ligamos a interrupção. <text:s text:c="6"/>*/</text:span></text:span></text:p>
        <text:p text:style-name="P16"><text:span text:style-name="Source_20_Text"><text:span text:style-name="T9">/* Se houver um IACK1, desligamos imediatamente. <text:s text:c="14"/>*/</text:span></text:span></text:p>
        <text:p text:style-name="P16"><text:span text:style-name="Source_20_Text"><text:span text:style-name="T9">/* Mantemos o estado atual se nada disso acontecer. <text:s text:c="11"/>*/</text:span></text:span></text:p>
        <text:p text:style-name="P17"/>
        <text:p text:style-name="P17"><text:span text:style-name="Source_20_Text"><text:span text:style-name="T10">IRQ1_S.D = (TICK_IN &amp; !IACK1) # (IRQ1_S &amp; !IACK1);</text:span></text:span></text:p>
        <text:p text:style-name="P17"/>
        <text:p text:style-name="P16"><text:span text:style-name="Source_20_Text"><text:span text:style-name="T9">/* 3. Saídas IPL para o 68000 (Lógica Negativa no processador) */</text:span></text:span></text:p>
        <text:p text:style-name="P16"><text:span text:style-name="Source_20_Text"><text:span text:style-name="T9">/* Sem interrupção: IPL0=1, IPL1=1, IPL2=1 (Código 000 no 68k) */</text:span></text:span></text:p>
        <text:p text:style-name="P16"><text:span text:style-name="Source_20_Text"><text:span text:style-name="T9">/* Nível 1 Ativo: <text:s text:c="2"/>IPL0=0, IPL1=1, IPL2=1 (Código 001 no 68k) */</text:span></text:span></text:p>
        <text:p text:style-name="P17"/>
        <text:p text:style-name="P16"><text:span text:style-name="Source_20_Text"><text:span text:style-name="T10">IPL2 = </text:span></text:span><text:span text:style-name="Source_20_Text"><text:span text:style-name="T11">1</text:span></text:span><text:span text:style-name="Source_20_Text"><text:span text:style-name="T10">; </text:span></text:span><text:span text:style-name="Source_20_Text"><text:span text:style-name="T9">/* Mantém 5V */</text:span></text:span></text:p>
        <text:p text:style-name="P16"><text:span text:style-name="Source_20_Text"><text:span text:style-name="T10">IPL1 = </text:span></text:span><text:span text:style-name="Source_20_Text"><text:span text:style-name="T11">1</text:span></text:span><text:span text:style-name="Source_20_Text"><text:span text:style-name="T10">; </text:span></text:span><text:span text:style-name="Source_20_Text"><text:span text:style-name="T9">/* Mantém 5V */</text:span></text:span></text:p>
        <text:p text:style-name="P17"/>
        <text:p text:style-name="P16"><text:span text:style-name="Source_20_Text"><text:span text:style-name="T9">/* Se o estado da interrupção for 1, o pino IPL0 cai para 0V */</text:span></text:span></text:p>
        <text:p text:style-name="P17"><text:span text:style-name="Source_20_Text"><text:span text:style-name="T10">IPL0 = !IRQ1_S;</text:span></text:span></text:p>
        <text:p text:style-name="P17"/>
        <text:p text:style-name="Horizontal_20_Line"/>
        <text:h text:style-name="P1" text:outline-level="3">Explicação dos Detalhes Técnicos:</text:h>
        <text:list text:style-name="L9">
          <text:list-item>
            <text:p text:style-name="P73"><text:span text:style-name="T5">Sincronismo:</text:span><text:span text:style-name="T3"> Como você está usando </text:span><text:span text:style-name="Source_20_Text"><text:span text:style-name="T7">IRQ1_S.D</text:span></text:span><text:span text:style-name="T3">, esse sinal só muda na subida do clock de </text:span><text:span text:style-name="T4">$16\text{ MHz}$</text:span><text:span text:style-name="T3"> ligado ao pino 1. Isso evita "glitches" no barramento.</text:span></text:p>
          </text:list-item>
          <text:list-item>
            <text:p text:style-name="P59"><text:span text:style-name="T1">O sinal TICK_IN:</text:span> O ideal é que esse sinal vindo do '393 seja um pulso curto. Se ele ficar em nível alto por muito tempo, a CPU pode terminar a interrupção e encontrar o sinal de "set" ainda ativo, disparando a interrupção de novo. Se notar isso, podemos ajustar a lógica para detectar apenas a borda.</text:p>
          </text:list-item>
          <text:list-item>
            <text:p text:style-name="P73"><text:span text:style-name="T5">A1-A3:</text:span><text:span text:style-name="T3"> O código está configurado para responder especificamente ao </text:span><text:span text:style-name="T5">Nível 1</text:span><text:span text:style-name="T3">. Se o seu </text:span><text:span text:style-name="T5">vBug1</text:span><text:span text:style-name="T3"> estiver configurado para outro nível, basta mudar a </text:span><text:soft-page-break/><text:span text:style-name="T3">combinação de A1-A3 na linha do </text:span><text:span text:style-name="Source_20_Text"><text:span text:style-name="T7">IACK1</text:span></text:span><text:span text:style-name="T3">.</text:span></text:p>
          </text:list-item>
          <text:list-item>
            <text:p text:style-name="P73"><text:span text:style-name="T5">Tensão de saída:</text:span><text:span text:style-name="T3"> Como declaramos </text:span><text:span text:style-name="Source_20_Text"><text:span text:style-name="T7">IPL0 = !IRQ1_S</text:span></text:span><text:span text:style-name="T3">, quando a interrupção "acorda" (</text:span><text:span text:style-name="Source_20_Text"><text:span text:style-name="T7">IRQ1_S = 1</text:span></text:span><text:span text:style-name="T3">), a conta lógica resulta em zero, e a GAL aterra o pino físico, exatamente o que a </text:span><text:span text:style-name="T5">corrente</text:span><text:span text:style-name="T3"> do 68k precisa para detectar o pedido.</text:span></text:p>
          </text:list-item>
        </text:list>
        <text:p text:style-name="P26">Agora é só compilar no WinCUPL e gravar na sua <text:span text:style-name="T1">PALCE22V10H</text:span>. Como está a pinagem na sua placa? Esses pinos que eu sugeri batem com o que você já tem roteado?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Sans" fo:font-family="'Ubuntu Sans'" style:font-family-generic="swiss" fo:font-size="13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9T10:39:58.214736834</meta:creation-date>
    <dc:date>2026-04-19T11:14:44.521315377</dc:date>
    <meta:editing-duration>PT34M4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7" meta:paragraph-count="118" meta:word-count="1960" meta:character-count="10888" meta:non-whitespace-character-count="8861"/>
  </office:meta>
</office:document-meta>
</file>